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a5f" officeooo:paragraph-rsid="000a3a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.m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1:12:04.129986584</meta:creation-date>
    <dc:date>2021-08-25T11:13:22.440350257</dc:date>
    <meta:editing-duration>PT1M22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4.6.2$Linux_X86_64 LibreOffice_project/40$Build-2</meta:generator>
  </office:meta>
</office:document-meta>
</file>